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201in"/>
    </style:style>
    <style:style style:name="co3" style:family="table-column">
      <style:table-column-properties fo:break-before="auto" style:column-width="3.2272in"/>
    </style:style>
    <style:style style:name="co4" style:family="table-column">
      <style:table-column-properties fo:break-before="auto" style:column-width="3.0772in"/>
    </style:style>
    <style:style style:name="co5" style:family="table-column">
      <style:table-column-properties fo:break-before="auto" style:column-width="3.0339in"/>
    </style:style>
    <style:style style:name="co6" style:family="table-column">
      <style:table-column-properties fo:break-before="auto" style:column-width="2.2516in"/>
    </style:style>
    <style:style style:name="co7" style:family="table-column">
      <style:table-column-properties fo:break-before="auto" style:column-width="3.2807in"/>
    </style:style>
    <style:style style:name="co8" style:family="table-column">
      <style:table-column-properties fo:break-before="auto" style:column-width="2.7339in"/>
    </style:style>
    <style:style style:name="co9" style:family="table-column">
      <style:table-column-properties fo:break-before="auto" style:column-width="1.4472in"/>
    </style:style>
    <style:style style:name="co10" style:family="table-column">
      <style:table-column-properties fo:break-before="auto" style:column-width="3.2591in"/>
    </style:style>
    <style:style style:name="co11" style:family="table-column">
      <style:table-column-properties fo:break-before="auto" style:column-width="3.2484in"/>
    </style:style>
    <style:style style:name="co12" style:family="table-column">
      <style:table-column-properties fo:break-before="auto" style:column-width="3.5591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2.942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in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row table:style-name="ro2">
          <table:table-cell office:value-type="string">
            <text:p>ipRouteEntry</text:p>
          </table:table-cell>
          <table:table-cell office:value-type="string">
            <text:p>ipRouteIfIndex</text:p>
          </table:table-cell>
          <table:table-cell office:value-type="string">
            <text:p>Metric1</text:p>
          </table:table-cell>
          <table:table-cell office:value-type="string">
            <text:p>Metric2</text:p>
          </table:table-cell>
          <table:table-cell office:value-type="string">
            <text:p>Metric3</text:p>
          </table:table-cell>
          <table:table-cell/>
          <table:table-cell office:value-type="string">
            <text:p>Gateway – ipRoutNextHop</text:p>
          </table:table-cell>
          <table:table-cell office:value-type="string">
            <text:p>esta(3)/dyna(4) – ipRouteType</text:p>
          </table:table-cell>
          <table:table-cell office:value-type="string">
            <text:p>ipRouteProto</text:p>
          </table:table-cell>
          <table:table-cell office:value-type="string">
            <text:p>ipRouteAge</text:p>
          </table:table-cell>
          <table:table-cell office:value-type="string">
            <text:p>Mascara – ipRouteMask</text:p>
          </table:table-cell>
          <table:table-cell office:value-type="string">
            <text:p>Metric5</text:p>
          </table:table-cell>
          <table:table-cell office:value-type="string">
            <text:p>ipRouteInfo</text:p>
          </table:table-cell>
        </table:table-row>
        <table:table-row table:style-name="ro4">
          <table:table-cell office:value-type="string">
            <text:p>0.0.0.0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string">
            <text:p>10.255.0.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0.0.0.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10.10.10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string">
            <text:p>10.10.10.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255.255.255.25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10.255.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string">
            <text:p>10.255.0.1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255.255.255.22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172.17.0.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string">
            <text:p>10.10.10.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255.255.0.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3">
          <table:table-cell table:number-columns-repeated="13"/>
        </table:table-row>
        <table:table-row table:style-name="ro5">
          <table:table-cell office:value-type="string">
            <text:p>"The destination IP address of this route. An </text:p>
            <text:p>entry with a value of 0.0.0.0 is considered a </text:p>
            <text:p>default route. Multiple routes to a single </text:p>
            <text:p>destination can appear in the table, but access to </text:p>
            <text:p>such multiple entries is dependent on the table- </text:p>
            <text:p>access mechanisms defined by the network </text:p>
            <text:p>management protocol in use."</text:p>
          </table:table-cell>
          <table:table-cell table:style-name="ce1" office:value-type="string">
            <text:p>"The index value which uniquely identifies the </text:p>
            <text:p>local interface through which the next hop of this </text:p>
            <text:p>route should be reached. The interface identified </text:p>
            <text:p>by a particular value of this index is the same </text:p>
            <text:p>interface as identified by the same value of </text:p>
            <text:p>IfIndex."</text:p>
          </table:table-cell>
          <table:table-cell table:style-name="ce1" office:value-type="string">
            <text:p>"The primary routing metric for this route. The </text:p>
            <text:p>semantics of this metric are determined by the </text:p>
            <text:p>routing-protocol specified in the route's </text:p>
            <text:p>ipRouteProto value. If this metric is not used, </text:p>
            <text:p>its value should be set to -1."</text:p>
          </table:table-cell>
          <table:table-cell office:value-type="string">
            <text:p>"An alternate routing metric for this route. The </text:p>
            <text:p>semantics of this metric are determined by the </text:p>
            <text:p>routing-protocol specified in the route's </text:p>
            <text:p>ipRouteProto value. If this metric is not used, </text:p>
            <text:p>its value should be set to -1."</text:p>
          </table:table-cell>
          <table:table-cell office:value-type="string">
            <text:p>"An alternate routing metric for this route. The </text:p>
            <text:p>semantics of this metric are determined by the </text:p>
            <text:p>routing-protocol specified in the route's </text:p>
            <text:p>ipRouteProto value. If this metric is not used, </text:p>
            <text:p>its value should be set to -1."</text:p>
          </table:table-cell>
          <table:table-cell/>
          <table:table-cell office:value-type="string">
            <text:p>"The IP address of the next hop of this route. </text:p>
            <text:p>(In the case of a route bound to an interface </text:p>
            <text:p>which is realized via a broadcast media, the value </text:p>
            <text:p>of this field is the agent's IP address on that </text:p>
            <text:p>Interface.)"</text:p>
          </table:table-cell>
          <table:table-cell office:value-type="string">
            <text:p>1 : other</text:p>
            <text:p>2 : invalid</text:p>
            <text:p>3 : direct</text:p>
            <text:p>4 : indirect</text:p>
          </table:table-cell>
          <table:table-cell office:value-type="string">
            <text:p>1 : other</text:p>
            <text:p>2 : local</text:p>
            <text:p>3 : netmgmt</text:p>
            <text:p>4 : icmp</text:p>
            <text:p>5 : egp</text:p>
            <text:p>6 : ggp</text:p>
            <text:p>7 : hello</text:p>
            <text:p>8 : rip</text:p>
            <text:p>9 : is-is</text:p>
            <text:p>10 : es-is</text:p>
            <text:p>11 : ciscoIgrp</text:p>
            <text:p>12 : bbnSpfIgp</text:p>
            <text:p>13 : ospf</text:p>
            <text:p>14 : bgp</text:p>
          </table:table-cell>
          <table:table-cell office:value-type="string">
            <text:p>"The number of seconds since this route was last </text:p>
            <text:p>updated or otherwise determined to be correct. </text:p>
            <text:p>Note that no semantics of `too old' can be implied </text:p>
            <text:p>except through knowledge of the routing protocol </text:p>
            <text:p>by which the route was learned."</text:p>
          </table:table-cell>
          <table:table-cell office:value-type="string">
            <text:p>Indicate the mask to be logical-ANDed with the </text:p>
            <text:p>destination address before being compared to the </text:p>
            <text:p>value in the ipRouteDest field. For those systems </text:p>
            <text:p>that do not support arbitrary subnet masks, an </text:p>
            <text:p>agent constructs the value of the ipRouteMask by </text:p>
            <text:p>determining whether the value of the correspondent </text:p>
            <text:p>ipRouteDest field belong to a class-A, B, or C </text:p>
            <text:p>network, and then using one of: </text:p>
            <text:p/>
            <text:p>mask network </text:p>
            <text:p>255.0.0.0 class-A </text:p>
            <text:p>255.255.0.0 class-B </text:p>
            <text:p>255.255.255.0 class-C </text:p>
            <text:p/>
            <text:p>If the value of the ipRouteDest is 0.0.0.0 (a </text:p>
            <text:p>default route), then the mask value is also </text:p>
            <text:p>0.0.0.0. It should be noted that all IP routing </text:p>
            <text:p>subsystems implicitly use this mechanism."</text:p>
          </table:table-cell>
          <table:table-cell/>
          <table:table-cell office:value-type="string">
            <text:p>"A reference to MIB definitions specific to the </text:p>
            <text:p>particular routing protocol which is responsible </text:p>
            <text:p>for this route, as determined by the value </text:p>
            <text:p>specified in the route's ipRouteProto value. If </text:p>
            <text:p>this information is not present, its value should </text:p>
            <text:p>be set to the OBJECT IDENTIFIER { 0 0 }, which is </text:p>
            <text:p>a syntactically valid object identifier, and any </text:p>
            <text:p>conformant implementation of ASN.1 and BER must be </text:p>
            <text:p>able to generate and recognize this value."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agoponte </meta:initial-creator>
    <meta:creation-date>2013-09-23T18:46:45</meta:creation-date>
    <dc:date>2013-09-23T19:32:36</dc:date>
    <dc:creator>argeu </dc:creator>
    <meta:editing-duration>PT31M40S</meta:editing-duration>
    <meta:editing-cycles>5</meta:editing-cycles>
    <meta:generator>LibreOffice/3.5$Linux_X86_64 LibreOffice_project/350m1$Build-2</meta:generator>
    <meta:document-statistic meta:table-count="3" meta:cell-count="75" meta:object-count="0"/>
  </office:meta>
</office:document-meta>
</file>